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Mangal1" svg:font-family="Mangal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493cm" table:align="left"/>
    </style:style>
    <style:style style:name="Table1.A" style:family="table-column">
      <style:table-column-properties style:column-width="2.376cm"/>
    </style:style>
    <style:style style:name="Table1.B" style:family="table-column">
      <style:table-column-properties style:column-width="2.35cm"/>
    </style:style>
    <style:style style:name="Table1.D" style:family="table-column">
      <style:table-column-properties style:column-width="1.812cm"/>
    </style:style>
    <style:style style:name="Table1.E" style:family="table-column">
      <style:table-column-properties style:column-width="1.607cm"/>
    </style:style>
    <style:style style:name="Table1.A1" style:family="table-cell">
      <style:table-cell-properties style:vertical-align="middle" fo:background-color="#336699" fo:padding="0.049cm" fo:border="none">
        <style:background-image/>
      </style:table-cell-properties>
    </style:style>
    <style:style style:name="Table1.A2" style:family="table-cell">
      <style:table-cell-properties style:vertical-align="middle" fo:padding="0.049cm" fo:border="none"/>
    </style:style>
    <style:style style:name="Table1.B2" style:family="table-cell">
      <style:table-cell-properties style:vertical-align="middle" fo:padding="0.049cm" fo:border="none"/>
    </style:style>
    <style:style style:name="Table1.C2" style:family="table-cell">
      <style:table-cell-properties style:vertical-align="middle" fo:padding="0.049cm" fo:border="none"/>
    </style:style>
    <style:style style:name="Table1.D2" style:family="table-cell">
      <style:table-cell-properties style:vertical-align="middle" fo:padding="0.049cm" fo:border="none"/>
    </style:style>
    <style:style style:name="Table1.E2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left="0cm" fo:margin-right="0cm" fo:margin-top="0cm" fo:margin-bottom="0.499cm" fo:text-align="center" style:justify-single-word="false" fo:orphans="2" fo:widows="2" fo:text-indent="0cm" style:auto-text-indent="false"/>
    </style:style>
    <style:style style:name="P2" style:family="paragraph" style:parent-style-name="Table_20_Heading">
      <style:paragraph-properties fo:margin-top="0cm" fo:margin-bottom="0.499cm" fo:padding="0cm" fo:border="none"/>
      <style:text-properties fo:font-variant="normal" fo:text-transform="none" fo:color="#ffffff"/>
    </style:style>
    <style:style style:name="P3" style:family="paragraph" style:parent-style-name="Table_20_Heading">
      <style:paragraph-properties fo:margin-top="0cm" fo:margin-bottom="0.499cm" fo:padding="0cm" fo:border="none"/>
      <style:text-properties fo:font-variant="normal" fo:text-transform="none" fo:color="#ffffff" style:font-name="Verdana" fo:font-size="9pt" fo:font-style="normal" fo:font-weight="normal"/>
    </style:style>
    <style:style style:name="P4" style:family="paragraph" style:parent-style-name="Table_20_Heading">
      <style:paragraph-properties fo:padding="0cm" fo:border="none"/>
      <style:text-properties fo:font-variant="normal" fo:text-transform="none" fo:color="#ffffff" style:font-name="Verdana" fo:font-size="9pt" fo:font-style="normal" fo:font-weight="bold"/>
    </style:style>
    <style:style style:name="P5" style:family="paragraph" style:parent-style-name="Table_20_Contents">
      <style:paragraph-properties fo:text-align="center" style:justify-single-word="false" fo:padding="0cm" fo:border="none"/>
      <style:text-properties fo:font-variant="normal" fo:text-transform="none"/>
    </style:style>
    <style:style style:name="P6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Verdana" fo:font-size="9pt" fo:letter-spacing="normal" fo:font-style="normal" fo:font-weight="normal"/>
    </style:style>
    <style:style style:name="P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fo:letter-spacing="normal"/>
    </style:style>
    <style:style style:name="T1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2" style:family="text">
      <style:text-properties fo:font-variant="normal" fo:text-transform="none" fo:color="#000000" style:font-name="Verdana" fo:font-size="9pt" fo:letter-spacing="normal" fo:font-style="normal" fo:font-weight="bold"/>
    </style:style>
    <style:style style:name="T3" style:family="text">
      <style:text-properties fo:font-variant="normal" fo:text-transform="none" fo:color="#ffffff" style:font-name="Verdana" fo:font-size="9pt" fo:font-style="normal" fo:font-weight="bold" style:font-name-asian="Verdana" style:font-size-asian="9pt" style:font-style-asian="normal" style:font-weight-asian="bold" style:font-name-complex="Verdana" style:font-size-complex="9pt" style:font-style-complex="normal" style:font-weight-complex="bold"/>
    </style:style>
    <style:style style:name="T4" style:family="text">
      <style:text-properties style:font-name="Verdana" fo:font-size="9pt" fo:font-style="normal" fo:font-weight="normal"/>
    </style:style>
    <style:style style:name="T5" style:family="text">
      <style:text-properties style:font-name="Arial1" fo:font-size="9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2">Disciplina SSC5888-2 </text:span></text:span><text:span text:style-name="T1"><text:line-break/></text:span><text:span text:style-name="Strong_20_Emphasis"><text:span text:style-name="T2">Robôs Móveis Autônomos</text:span></text:span></text:p>
      <text:p text:style-name="P6"><text:span text:style-name="Strong_20_Emphasis"><text:span text:style-name="T2">Área de Concentração:</text:span></text:span><text:span text:style-name="T1"> 55134</text:span></text:p>
      <text:p text:style-name="P6"><text:span text:style-name="Strong_20_Emphasis"><text:span text:style-name="T2">Criação:</text:span></text:span><text:span text:style-name="T1"> 21/10/2010</text:span></text:p>
      <text:p text:style-name="P6"><text:span text:style-name="Strong_20_Emphasis"><text:span text:style-name="T2">Ativação:</text:span></text:span><text:span text:style-name="T1"> 21/10/2010</text:span></text:p>
      <text:p text:style-name="P6"><text:span text:style-name="Strong_20_Emphasis"><text:span text:style-name="T2">Nr. de Créditos:</text:span></text:span><text:span text:style-name="T1"> 6</text:span></text:p>
      <text:p text:style-name="P6"><text:span text:style-name="Strong_20_Emphasis"><text:span text:style-name="T2">Carga Horária:</text:span></text:span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3">Teórica</text:p>
              <text:p text:style-name="P2">(<text:span text:style-name="T4">por semana)</text:span></text:p>
            </table:table-cell>
            <table:table-cell table:style-name="Table1.A1" office:value-type="string">
              <text:p text:style-name="P3">Prática</text:p>
              <text:p text:style-name="P2">(<text:span text:style-name="T4">por semana)</text:span></text:p>
            </table:table-cell>
            <table:table-cell table:style-name="Table1.A1" office:value-type="string">
              <text:p text:style-name="P3">Estudos</text:p>
              <text:p text:style-name="P2">(<text:span text:style-name="T4">por semana)</text:span></text:p>
            </table:table-cell>
            <table:table-cell table:style-name="Table1.A1" office:value-type="string">
              <text:p text:style-name="P4">Duração</text:p>
            </table:table-cell>
            <table:table-cell table:style-name="Table1.A1" office:value-type="string">
              <text:p text:style-name="P4">Total</text:p>
            </table:table-cell>
          </table:table-row>
        </table:table-header-rows>
        <table:table-row>
          <table:table-cell table:style-name="Table1.A2" office:value-type="string">
            <text:p text:style-name="P5">3</text:p>
          </table:table-cell>
          <table:table-cell table:style-name="Table1.B2" office:value-type="string">
            <text:p text:style-name="P5">3</text:p>
          </table:table-cell>
          <table:table-cell table:style-name="Table1.C2" office:value-type="string">
            <text:p text:style-name="P5">9</text:p>
          </table:table-cell>
          <table:table-cell table:style-name="Table1.D2" office:value-type="string">
            <text:p text:style-name="P5">6 <text:span text:style-name="T5">semanas</text:span></text:p>
          </table:table-cell>
          <table:table-cell table:style-name="Table1.E2" office:value-type="string">
            <text:p text:style-name="P5">90 <text:span text:style-name="T5">horas</text:span></text:p>
          </table:table-cell>
        </table:table-row>
      </table:table>
      <text:p text:style-name="P6"><text:span text:style-name="Strong_20_Emphasis"><text:span text:style-name="T2">Docentes Responsáveis:</text:span></text:span></text:p>
      <text:p text:style-name="P7">Denis Fernando Wolf</text:p>
      <text:p text:style-name="P7">Fernando Santos Osório</text:p>
      <text:p text:style-name="P6"><text:span text:style-name="Strong_20_Emphasis"><text:span text:style-name="T2">Objetivos:</text:span></text:span></text:p>
      <text:p text:style-name="P7">Esta disciplina aborda temas relacionados com as pesquisas atuais na área de robótica móvel. Serão apresentadas arquiteturas robustas de controle em robótica, bem como tópicos mais avançados abordando: técnicas inteligentes para controle robusto, auto-localização, planejamento de trajetórias e estratégias de ação, navegação autônoma de sistemas móveis em ambientes com obstáculos estáticos e dinâmicos, e execução de tarefas complexas. Os alunos irão desenvolver aplicações práticas de controle de robôs móveis através do uso de simuladores e de robôs reais, fazendo uso de sensores mais avançados (e.g. laser-scan, sistemas de visão, GPS).</text:p>
      <text:p text:style-name="P6"><text:span text:style-name="Strong_20_Emphasis"><text:span text:style-name="T2">Justificativa:</text:span></text:span></text:p>
      <text:p text:style-name="P7">A robótica móvel é uma área de pesquisa multidisciplinar e relativamente recente, na qual o maior desafio é o desenvolvimento de robôs móveis autônomos, que sejam capazes de interagir com o ambiente e tomar decisões corretas para que suas tarefas sejam executadas com êxito. Esta disciplina apresenta algoritmos, métodos e trabalhos de pesquisa do estado-da-arte em robótica móvel, tornando-se muito importante na formação de conhecimentos mais aprofundados da área para pesquisadores e profissionais que pretendem se especializar nessa área. Dessa forma, é fundamental a existência de disciplinas que abordem os aspectos teóricos e práticos desse vasto campo de pesquisa.</text:p>
      <text:p text:style-name="P6"><text:span text:style-name="Strong_20_Emphasis"><text:span text:style-name="T2">Conteúdo:</text:span></text:span></text:p>
      <text:p text:style-name="P8">- <text:span text:style-name="T4">Robôs móveis autônomos: percepção e ação / sensores e atuadores avançados. Uso de sensores do tipo Laser-Scan, sistemas baseados em câmeras (visão computacional para robótica), sistemas de localização baseados em GPS; - Arquiteturas e sistemas de controle robusto para robôs móveis: planejamento e navegação com controle da localização, evitando colisões com obstáculos estáticos (conhecidos ou desconhecidos) e com obstáculos móveis; - Navegação baseada em landmarks (visuais); - Projeto, implementação, teste e validação de sistemas de controle em robôs simulados e robôs reais; - Projeto de sistemas robóticos embarcados: integração hardware e software; - Veículos móveis autônomos;</text:span></text:p>
      <text:p text:style-name="P6"><text:span text:style-name="Strong_20_Emphasis"><text:span text:style-name="T2">Forma de Avaliação:</text:span></text:span></text:p>
      <text:p text:style-name="P6"><text:span text:style-name="Strong_20_Emphasis"><text:span text:style-name="T2">Observação:</text:span></text:span></text:p>
      <text:p text:style-name="P6"><text:span text:style-name="Strong_20_Emphasis"><text:span text:style-name="T2">Bibliografia:</text:span></text:span></text:p>
      <text:p text:style-name="P8">1) <text:span text:style-name="T4">GREGORY DUDEK, MICHAEL JENKIN (2000), Computational Principles of Mobile Robotics, MIT Press, ISBN: 052156876-5, 294 páginas. <text:line-break/>2) ROLAND SIEGWART, ILLAH R. NOURBAKHSH (2004), Introduction to Autonomous Mobile Robots, MIT Press, ISBN: 026219502-X, 335 páginas <text:line-break/>3) SEBASTIAN THRUN, WOLFRAM BURGARD, DIETER FOX (2005), Probabilistic Robotics, MIT Press, ISNB: 026220162-3, 667 páginas. <text:line-break/>4) HOWIE CHOSET, KEVIN M. LYNCH, SETH HUTCHINSON, GEORGE KANTOR, WOLFRAM BURGARD, LYDIA E. KAVRAKI, SEBASTIAN THRUN (2005), Principles of Robot Motion: Theory, Algorithms, and Implementations, MIT Press, ISNB: 026203327-5, 625 páginas. <text:line-break/>5) MAJA J. MATARIC (2007), The Robotics Primer, Maja J. Mataric, MIT Press, ISBN: 026263354-X, 288 páginas <text:line-break/></text:span><text:soft-page-break/><text:span text:style-name="T4">6) PLAYER/STAGE/GAZEBO – Software tools for robot and sensors applications, http://playerstage.sourceforge.net/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Helvetica, sans-serif"/>
    <style:font-face style:name="Mangal1" svg:font-family="Mangal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1T15:34:12.07</meta:creation-date>
    <meta:document-statistic meta:table-count="1" meta:image-count="0" meta:object-count="0" meta:page-count="2" meta:paragraph-count="0" meta:word-count="450" meta:character-count="3215" meta:non-whitespace-character-count="2791"/>
    <dc:date>2012-03-11T15:34:44.48</dc:date>
    <meta:editing-duration>PT33S</meta:editing-duration>
    <meta:editing-cycles>1</meta:editing-cycles>
    <meta:generator>LibreOffice/3.4$Win32 LibreOffice_project/340m1$Build-103</meta:generator>
  </office:meta>
</office:document-meta>
</file>